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P1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istory</text:span><text:span text:style-name="T1_2"><text:s/></text:span><text:span text:style-name="T1_3">of</text:span><text:span text:style-name="T1_4"><text:s/></text:span><text:span text:style-name="T1_5">C</text:span><text:span text:style-name="T1_6">++</text:span></text:p>
      <text:p text:style-name="P2"/>
      <text:p text:style-name="P3"><text:span text:style-name="T3_1">Developed</text:span><text:span text:style-name="T3_2"><text:s/></text:span><text:span text:style-name="T3_3">by</text:span><text:span text:style-name="T3_4"><text:s/></text:span><text:span text:style-name="T3_5">Bjarne</text:span><text:span text:style-name="T3_6"><text:s/></text:span><text:span text:style-name="T3_7">Stroustrup</text:span><text:span text:style-name="T3_8">,<text:s/></text:span><text:span text:style-name="T3_9">C</text:span><text:span text:style-name="T3_10">++<text:s/></text:span><text:span text:style-name="T3_11">has</text:span><text:span text:style-name="T3_12"><text:s/></text:span><text:span text:style-name="T3_13">become</text:span><text:span text:style-name="T3_14"><text:s/></text:span><text:span text:style-name="T3_15">one</text:span><text:span text:style-name="T3_16"><text:s/></text:span><text:span text:style-name="T3_17">of</text:span><text:span text:style-name="T3_18"><text:s/></text:span><text:span text:style-name="T3_19">the</text:span><text:span text:style-name="T3_20"><text:s/></text:span><text:span text:style-name="T3_21">most</text:span><text:span text:style-name="T3_22"><text:s/></text:span><text:span text:style-name="T3_23">popular</text:span><text:span text:style-name="T3_24"><text:s/></text:span><text:span text:style-name="T3_25">programming</text:span><text:span text:style-name="T3_26"><text:s/></text:span><text:span text:style-name="T3_27">languages</text:span><text:span text:style-name="T3_28"><text:s/></text:span><text:span text:style-name="T3_29">in</text:span><text:span text:style-name="T3_30"><text:s/></text:span><text:span text:style-name="T3_31">the</text:span><text:span text:style-name="T3_32"><text:s/></text:span><text:span text:style-name="T3_33">world</text:span><text:span text:style-name="T3_34">.<text:s/></text:span><text:span text:style-name="T3_35">Originally</text:span><text:span text:style-name="T3_36">,<text:s/></text:span><text:span text:style-name="T3_37">it</text:span><text:span text:style-name="T3_38"><text:s/></text:span><text:span text:style-name="T3_39">was</text:span><text:span text:style-name="T3_40"><text:s/></text:span><text:span text:style-name="T3_41">designed</text:span><text:span text:style-name="T3_42"><text:s/></text:span><text:span text:style-name="T3_43">as</text:span><text:span text:style-name="T3_44"><text:s/></text:span><text:span text:style-name="T3_45">an</text:span><text:span text:style-name="T3_46"><text:s/></text:span><text:span text:style-name="T3_47">improvement</text:span><text:span text:style-name="T3_48"><text:s/></text:span><text:span text:style-name="T3_49">on</text:span><text:span text:style-name="T3_50"><text:s/></text:span><text:span text:style-name="T3_51">the</text:span><text:span text:style-name="T3_52"><text:s/></text:span><text:span text:style-name="T3_53">C</text:span><text:span text:style-name="T3_54"><text:s/></text:span><text:span text:style-name="T3_55">language</text:span><text:span text:style-name="T3_56">,<text:s/></text:span><text:span text:style-name="T3_57">which</text:span><text:span text:style-name="T3_58"><text:s/></text:span><text:span text:style-name="T3_59">was</text:span><text:span text:style-name="T3_60"><text:s/></text:span><text:span text:style-name="T3_61">developed</text:span><text:span text:style-name="T3_62"><text:s/></text:span><text:span text:style-name="T3_63">by</text:span><text:span text:style-name="T3_64"><text:s/></text:span><text:span text:style-name="T3_65">Bell</text:span><text:span text:style-name="T3_66"><text:s/></text:span><text:span text:style-name="T3_67">Labs</text:span><text:span text:style-name="T3_68">.<text:s/></text:span><text:span text:style-name="T3_69">Developed</text:span><text:span text:style-name="T3_70"><text:s/></text:span><text:span text:style-name="T3_71">in</text:span><text:span text:style-name="T3_72"><text:s/></text:span><text:span text:style-name="T3_73">the</text:span><text:span text:style-name="T3_74"><text:s/></text:span><text:span text:style-name="T3_75">early</text:span><text:span text:style-name="T3_76"><text:s/>1970’</text:span><text:span text:style-name="T3_77">s</text:span><text:span text:style-name="T3_78">,<text:s/></text:span><text:span text:style-name="T3_79">it</text:span><text:span text:style-name="T3_80">’</text:span><text:span text:style-name="T3_81">s</text:span><text:span text:style-name="T3_82"><text:s/></text:span><text:span text:style-name="T3_83">name</text:span><text:span text:style-name="T3_84"><text:s/></text:span><text:span text:style-name="T3_85">is</text:span><text:span text:style-name="T3_86"><text:s/></text:span><text:span text:style-name="T3_87">based</text:span><text:span text:style-name="T3_88"><text:s/></text:span><text:span text:style-name="T3_89">off</text:span><text:span text:style-name="T3_90"><text:s/></text:span><text:span text:style-name="T3_91">of</text:span><text:span text:style-name="T3_92"><text:s/></text:span><text:span text:style-name="T3_93">the</text:span><text:span text:style-name="T3_94"><text:s/></text:span><text:span text:style-name="T3_95">B</text:span><text:span text:style-name="T3_96"><text:s/></text:span><text:span text:style-name="T3_97">language</text:span><text:span text:style-name="T3_98">,<text:s/></text:span><text:span text:style-name="T3_99">which</text:span><text:span text:style-name="T3_100"><text:s/></text:span><text:span text:style-name="T3_101">in</text:span><text:span text:style-name="T3_102"><text:s/></text:span><text:span text:style-name="T3_103">turn</text:span><text:span text:style-name="T3_104"><text:s/></text:span><text:span text:style-name="T3_105">is</text:span><text:span text:style-name="T3_106"><text:s/></text:span><text:span text:style-name="T3_107">based</text:span><text:span text:style-name="T3_108"><text:s/></text:span><text:span text:style-name="T3_109">off</text:span><text:span text:style-name="T3_110"><text:s/></text:span><text:span text:style-name="T3_111">of</text:span><text:span text:style-name="T3_112"><text:s/></text:span><text:span text:style-name="T3_113">the</text:span><text:span text:style-name="T3_114"><text:s/></text:span><text:span text:style-name="T3_115">BCPL</text:span><text:span text:style-name="T3_116"><text:s/></text:span><text:span text:style-name="T3_117">language</text:span><text:span text:style-name="T3_118">.<text:s/></text:span><text:span text:style-name="T3_119">C</text:span><text:span text:style-name="T3_120"><text:s/></text:span><text:span text:style-name="T3_121">gained</text:span><text:span text:style-name="T3_122"><text:s/></text:span><text:span text:style-name="T3_123">a</text:span><text:span text:style-name="T3_124"><text:s/></text:span><text:span text:style-name="T3_125">large</text:span><text:span text:style-name="T3_126"><text:s/></text:span><text:span text:style-name="T3_127">following</text:span><text:span text:style-name="T3_128">,<text:s/></text:span><text:span text:style-name="T3_129">becoming</text:span><text:span text:style-name="T3_130"><text:s/></text:span><text:span text:style-name="T3_131">one</text:span><text:span text:style-name="T3_132"><text:s/></text:span><text:span text:style-name="T3_133">of</text:span><text:span text:style-name="T3_134"><text:s/></text:span><text:span text:style-name="T3_135">the</text:span><text:span text:style-name="T3_136"><text:s/></text:span><text:span text:style-name="T3_137">favorite</text:span><text:span text:style-name="T3_138"><text:s/></text:span><text:span text:style-name="T3_139">programming</text:span><text:span text:style-name="T3_140"><text:s/></text:span><text:span text:style-name="T3_141">languages</text:span><text:span text:style-name="T3_142"><text:s/></text:span><text:span text:style-name="T3_143">to</text:span><text:span text:style-name="T3_144"><text:s/></text:span><text:span text:style-name="T3_145">use</text:span><text:span text:style-name="T3_146"><text:s/></text:span><text:span text:style-name="T3_147">with</text:span><text:span text:style-name="T3_148"><text:s/></text:span><text:span text:style-name="T3_149">UNIX</text:span><text:span text:style-name="T3_150">.<text:s/></text:span><text:span text:style-name="T3_151">Due</text:span><text:span text:style-name="T3_152"><text:s/></text:span><text:span text:style-name="T3_153">to</text:span><text:span text:style-name="T3_154"><text:s/></text:span><text:span text:style-name="T3_155">both</text:span><text:span text:style-name="T3_156"><text:s/></text:span><text:span text:style-name="T3_157">it</text:span><text:span text:style-name="T3_158">’</text:span><text:span text:style-name="T3_159">s</text:span><text:span text:style-name="T3_160"><text:s/></text:span><text:span text:style-name="T3_161">popularity</text:span><text:span text:style-name="T3_162">,<text:s/></text:span><text:span text:style-name="T3_163">and</text:span><text:span text:style-name="T3_164"><text:s/></text:span><text:span text:style-name="T3_165">the</text:span><text:span text:style-name="T3_166"><text:s/></text:span><text:span text:style-name="T3_167">number</text:span><text:span text:style-name="T3_168"><text:s/></text:span><text:span text:style-name="T3_169">of</text:span><text:span text:style-name="T3_170"><text:s/></text:span><text:span text:style-name="T3_171">versions</text:span><text:span text:style-name="T3_172"><text:s/></text:span><text:span text:style-name="T3_173">on</text:span><text:span text:style-name="T3_174"><text:s/></text:span><text:span text:style-name="T3_175">the</text:span><text:span text:style-name="T3_176"><text:s/></text:span><text:span text:style-name="T3_177">market</text:span><text:span text:style-name="T3_178">,<text:s/></text:span><text:span text:style-name="T3_179">an</text:span><text:span text:style-name="T3_180"><text:s/></text:span><text:span text:style-name="T3_181">American</text:span><text:span text:style-name="T3_182"><text:s/></text:span><text:span text:style-name="T3_183">National</text:span><text:span text:style-name="T3_184"><text:s/></text:span><text:span text:style-name="T3_185">Standards</text:span><text:span text:style-name="T3_186"><text:s/></text:span><text:span text:style-name="T3_187">Institute</text:span><text:span text:style-name="T3_188"><text:s/></text:span><text:span text:style-name="T3_189">committee</text:span><text:span text:style-name="T3_190"><text:s/></text:span><text:span text:style-name="T3_191">was</text:span><text:span text:style-name="T3_192"><text:s/></text:span><text:span text:style-name="T3_193">formed</text:span><text:span text:style-name="T3_194"><text:s/></text:span><text:span text:style-name="T3_195">in</text:span><text:span text:style-name="T3_196"><text:s/>1982<text:s/></text:span><text:span text:style-name="T3_197">to</text:span><text:span text:style-name="T3_198"><text:s/></text:span><text:span text:style-name="T3_199">create</text:span><text:span text:style-name="T3_200"><text:s/></text:span><text:span text:style-name="T3_201">a</text:span><text:span text:style-name="T3_202"><text:s/></text:span><text:span text:style-name="T3_203">standard</text:span><text:span text:style-name="T3_204"><text:s/></text:span><text:span text:style-name="T3_205">for</text:span><text:span text:style-name="T3_206"><text:s/></text:span><text:span text:style-name="T3_207">the</text:span><text:span text:style-name="T3_208"><text:s/></text:span><text:span text:style-name="T3_209">C</text:span><text:span text:style-name="T3_210"><text:s/></text:span><text:span text:style-name="T3_211">language</text:span><text:span text:style-name="T3_212">.<text:s/></text:span><text:span text:style-name="T3_213">This</text:span><text:span text:style-name="T3_214"><text:s/></text:span><text:span text:style-name="T3_215">standard</text:span><text:span text:style-name="T3_216"><text:s/></text:span><text:span text:style-name="T3_217">was</text:span><text:span text:style-name="T3_218"><text:s/></text:span><text:span text:style-name="T3_219">officially</text:span><text:span text:style-name="T3_220"><text:s/></text:span><text:span text:style-name="T3_221">adopted</text:span><text:span text:style-name="T3_222"><text:s/></text:span><text:span text:style-name="T3_223">in</text:span><text:span text:style-name="T3_224"><text:s/>1989.</text:span></text:p>
      <text:p text:style-name="P4"/>
      <text:p text:style-name="P5"><text:span text:style-name="T5_1">Bjarne</text:span><text:span text:style-name="T5_2"><text:s/></text:span><text:span text:style-name="T5_3">Stroustrup</text:span><text:span text:style-name="T5_4"><text:s/></text:span><text:span text:style-name="T5_5">came</text:span><text:span text:style-name="T5_6"><text:s/></text:span><text:span text:style-name="T5_7">into</text:span><text:span text:style-name="T5_8"><text:s/></text:span><text:span text:style-name="T5_9">play</text:span><text:span text:style-name="T5_10"><text:s/></text:span><text:span text:style-name="T5_11">with</text:span><text:span text:style-name="T5_12"><text:s/></text:span><text:span text:style-name="T5_13">the</text:span><text:span text:style-name="T5_14"><text:s/></text:span><text:span text:style-name="T5_15">idea</text:span><text:span text:style-name="T5_16"><text:s/></text:span><text:span text:style-name="T5_17">that</text:span><text:span text:style-name="T5_18"><text:s/></text:span><text:span text:style-name="T5_19">object</text:span><text:span text:style-name="T5_20"><text:s/></text:span><text:span text:style-name="T5_21">oriented</text:span><text:span text:style-name="T5_22"><text:s/></text:span><text:span text:style-name="T5_23">programming</text:span><text:span text:style-name="T5_24"><text:s/></text:span><text:span text:style-name="T5_25">would</text:span><text:span text:style-name="T5_26"><text:s/></text:span><text:span text:style-name="T5_27">be</text:span><text:span text:style-name="T5_28"><text:s/></text:span><text:span text:style-name="T5_29">an</text:span><text:span text:style-name="T5_30"><text:s/></text:span><text:span text:style-name="T5_31">important</text:span><text:span text:style-name="T5_32"><text:s/></text:span><text:span text:style-name="T5_33">addition</text:span><text:span text:style-name="T5_34"><text:s/></text:span><text:span text:style-name="T5_35">to</text:span><text:span text:style-name="T5_36"><text:s/></text:span><text:span text:style-name="T5_37">C</text:span><text:span text:style-name="T5_38">,<text:s/></text:span><text:span text:style-name="T5_39">and</text:span><text:span text:style-name="T5_40"><text:s/></text:span><text:span text:style-name="T5_41">created</text:span><text:span text:style-name="T5_42"><text:s/></text:span><text:span text:style-name="T5_43">C</text:span><text:span text:style-name="T5_44"><text:s/></text:span><text:span text:style-name="T5_45">with</text:span><text:span text:style-name="T5_46"><text:s/></text:span><text:span text:style-name="T5_47">Classes</text:span><text:span text:style-name="T5_48">.<text:s/></text:span><text:span text:style-name="T5_49">In</text:span><text:span text:style-name="T5_50"><text:s/>1983,<text:s/></text:span><text:span text:style-name="T5_51">Stroustrup</text:span><text:span text:style-name="T5_52">’</text:span><text:span text:style-name="T5_53">s</text:span><text:span text:style-name="T5_54"><text:s/></text:span><text:span text:style-name="T5_55">contributions</text:span><text:span text:style-name="T5_56"><text:s/></text:span><text:span text:style-name="T5_57">officially</text:span><text:span text:style-name="T5_58"><text:s/></text:span><text:span text:style-name="T5_59">became</text:span><text:span text:style-name="T5_60"><text:s/></text:span><text:span text:style-name="T5_61">known</text:span><text:span text:style-name="T5_62"><text:s/></text:span><text:span text:style-name="T5_63">as</text:span><text:span text:style-name="T5_64"><text:s/></text:span><text:span text:style-name="T5_65">C</text:span><text:span text:style-name="T5_66">++,<text:s/></text:span><text:span text:style-name="T5_67">it</text:span><text:span text:style-name="T5_68">’</text:span><text:span text:style-name="T5_69">s</text:span><text:span text:style-name="T5_70"><text:s/></text:span><text:span text:style-name="T5_71">name</text:span><text:span text:style-name="T5_72"><text:s/></text:span><text:span text:style-name="T5_73">stemming</text:span><text:span text:style-name="T5_74"><text:s/></text:span><text:span text:style-name="T5_75">from</text:span><text:span text:style-name="T5_76"><text:s/></text:span><text:span text:style-name="T5_77">the</text:span><text:span text:style-name="T5_78"><text:s/></text:span><text:span text:style-name="T5_79">addition</text:span><text:span text:style-name="T5_80"><text:s/></text:span><text:span text:style-name="T5_81">of</text:span><text:span text:style-name="T5_82"><text:s/></text:span><text:span text:style-name="T5_83">the</text:span><text:span text:style-name="T5_84"><text:s/>++<text:s/></text:span><text:span text:style-name="T5_85">operator</text:span><text:span text:style-name="T5_86">.<text:s/></text:span><text:span text:style-name="T5_87">It</text:span><text:span text:style-name="T5_88"><text:s/></text:span><text:span text:style-name="T5_89">wasn</text:span><text:span text:style-name="T5_90">’</text:span><text:span text:style-name="T5_91">t</text:span><text:span text:style-name="T5_92"><text:s/></text:span><text:span text:style-name="T5_93">until</text:span><text:span text:style-name="T5_94"><text:s/>1995<text:s/></text:span><text:span text:style-name="T5_95">that</text:span><text:span text:style-name="T5_96"><text:s/></text:span><text:span text:style-name="T5_97">the</text:span><text:span text:style-name="T5_98"><text:s/></text:span><text:span text:style-name="T5_99">international</text:span><text:span text:style-name="T5_100"><text:s/></text:span><text:span text:style-name="T5_101">standard</text:span><text:span text:style-name="T5_102"><text:s/></text:span><text:span text:style-name="T5_103">for</text:span><text:span text:style-name="T5_104"><text:s/></text:span><text:span text:style-name="T5_105">C</text:span><text:span text:style-name="T5_106">++<text:s/></text:span><text:span text:style-name="T5_107">was</text:span><text:span text:style-name="T5_108"><text:s/></text:span><text:span text:style-name="T5_109">established</text:span><text:span text:style-name="T5_110">.</text:span></text:p>
      <text:p text:style-name="P6"/>
      <text:p text:style-name="P7"><text:span text:style-name="T7_1">Since</text:span><text:span text:style-name="T7_2">,<text:s/></text:span><text:span text:style-name="T7_3">most</text:span><text:span text:style-name="T7_4"><text:s/></text:span><text:span text:style-name="T7_5">changes</text:span><text:span text:style-name="T7_6"><text:s/></text:span><text:span text:style-name="T7_7">have</text:span><text:span text:style-name="T7_8"><text:s/></text:span><text:span text:style-name="T7_9">only</text:span><text:span text:style-name="T7_10"><text:s/></text:span><text:span text:style-name="T7_11">been</text:span><text:span text:style-name="T7_12"><text:s/></text:span><text:span text:style-name="T7_13">minor</text:span><text:span text:style-name="T7_14">.<text:s/></text:span><text:span text:style-name="T7_15">In</text:span><text:span text:style-name="T7_16"><text:s/>2005,<text:s/></text:span><text:span text:style-name="T7_17">a</text:span><text:span text:style-name="T7_18"><text:s/></text:span><text:span text:style-name="T7_19">report</text:span><text:span text:style-name="T7_20"><text:s/></text:span><text:span text:style-name="T7_21">was</text:span><text:span text:style-name="T7_22"><text:s/></text:span><text:span text:style-name="T7_23">released</text:span><text:span text:style-name="T7_24"><text:s/></text:span><text:span text:style-name="T7_25">by</text:span><text:span text:style-name="T7_26"><text:s/></text:span><text:span text:style-name="T7_27">the</text:span><text:span text:style-name="T7_28"><text:s/></text:span><text:span text:style-name="T7_29">ISO</text:span><text:span text:style-name="T7_30"><text:s/></text:span><text:span text:style-name="T7_31">on</text:span><text:span text:style-name="T7_32"><text:s/></text:span><text:span text:style-name="T7_33">features</text:span><text:span text:style-name="T7_34"><text:s/></text:span><text:span text:style-name="T7_35">that</text:span><text:span text:style-name="T7_36"><text:s/></text:span><text:span text:style-name="T7_37">were</text:span><text:span text:style-name="T7_38"><text:s/></text:span><text:span text:style-name="T7_39">intended</text:span><text:span text:style-name="T7_40"><text:s/></text:span><text:span text:style-name="T7_41">to</text:span><text:span text:style-name="T7_42"><text:s/></text:span><text:span text:style-name="T7_43">be</text:span><text:span text:style-name="T7_44"><text:s/></text:span><text:span text:style-name="T7_45">included</text:span><text:span text:style-name="T7_46"><text:s/></text:span><text:span text:style-name="T7_47">in</text:span><text:span text:style-name="T7_48"><text:s/></text:span><text:span text:style-name="T7_49">the</text:span><text:span text:style-name="T7_50"><text:s/></text:span><text:span text:style-name="T7_51">next</text:span><text:span text:style-name="T7_52"><text:s/></text:span><text:span text:style-name="T7_53">version</text:span><text:span text:style-name="T7_54"><text:s/></text:span><text:span text:style-name="T7_55">of</text:span><text:span text:style-name="T7_56"><text:s/></text:span><text:span text:style-name="T7_57">C</text:span><text:span text:style-name="T7_58">++.<text:s/></text:span><text:span text:style-name="T7_59">The</text:span><text:span text:style-name="T7_60"><text:s/></text:span><text:span text:style-name="T7_61">early</text:span><text:span text:style-name="T7_62"><text:s/></text:span><text:span text:style-name="T7_63">versions</text:span><text:span text:style-name="T7_64"><text:s/></text:span><text:span text:style-name="T7_65">of</text:span><text:span text:style-name="T7_66"><text:s/></text:span><text:span text:style-name="T7_67">this</text:span><text:span text:style-name="T7_68"><text:s/></text:span><text:span text:style-name="T7_69">became</text:span><text:span text:style-name="T7_70"><text:s/></text:span><text:span text:style-name="T7_71">known</text:span><text:span text:style-name="T7_72"><text:s/></text:span><text:span text:style-name="T7_73">as</text:span><text:span text:style-name="T7_74"><text:s/></text:span><text:span text:style-name="T7_75">C</text:span><text:span text:style-name="T7_76">++0</text:span><text:span text:style-name="T7_77">X</text:span><text:span text:style-name="T7_78">,<text:s/></text:span><text:span text:style-name="T7_79">until</text:span><text:span text:style-name="T7_80"><text:s/>2011,<text:s/></text:span><text:span text:style-name="T7_81">when</text:span><text:span text:style-name="T7_82"><text:s/></text:span><text:span text:style-name="T7_83">C</text:span><text:span text:style-name="T7_84">++11<text:s/></text:span><text:span text:style-name="T7_85">was</text:span><text:span text:style-name="T7_86"><text:s/></text:span><text:span text:style-name="T7_87">released</text:span><text:span text:style-name="T7_88"><text:s/></text:span><text:span text:style-name="T7_89">by</text:span><text:span text:style-name="T7_90"><text:s/></text:span><text:span text:style-name="T7_91">the</text:span><text:span text:style-name="T7_92"><text:s/></text:span><text:span text:style-name="T7_93">ISO</text:span><text:span text:style-name="T7_94">.</text:span></text:p>
      <text:p text:style-name="P8"/>
      <text:p text:style-name="P9"><text:span text:style-name="T9_1">In</text:span><text:span text:style-name="T9_2"><text:s/></text:span><text:span text:style-name="T9_3">this</text:span><text:span text:style-name="T9_4"><text:s/></text:span><text:span text:style-name="T9_5">book</text:span><text:span text:style-name="T9_6">,<text:s/></text:span><text:span text:style-name="T9_7">we</text:span><text:span text:style-name="T9_8">’</text:span><text:span text:style-name="T9_9">ll</text:span><text:span text:style-name="T9_10"><text:s/></text:span><text:span text:style-name="T9_11">be</text:span><text:span text:style-name="T9_12"><text:s/></text:span><text:span text:style-name="T9_13">favoring</text:span><text:span text:style-name="T9_14"><text:s/></text:span><text:span text:style-name="T9_15">older</text:span><text:span text:style-name="T9_16"><text:s/></text:span><text:span text:style-name="T9_17">techniques</text:span><text:span text:style-name="T9_18">,<text:s/></text:span><text:span text:style-name="T9_19">pre</text:span><text:span text:style-name="T9_20">-</text:span><text:span text:style-name="T9_21">C</text:span><text:span text:style-name="T9_22">++11.<text:s/></text:span><text:span text:style-name="T9_23">When</text:span><text:span text:style-name="T9_24"><text:s/></text:span><text:span text:style-name="T9_25">the</text:span><text:span text:style-name="T9_26"><text:s/></text:span><text:span text:style-name="T9_27">new</text:span><text:span text:style-name="T9_28"><text:s/></text:span><text:span text:style-name="T9_29">C</text:span><text:span text:style-name="T9_30">++11<text:s/></text:span><text:span text:style-name="T9_31">features</text:span><text:span text:style-name="T9_32"><text:s/></text:span><text:span text:style-name="T9_33">are</text:span><text:span text:style-name="T9_34"><text:s/></text:span><text:span text:style-name="T9_35">discussed</text:span><text:span text:style-name="T9_36">,<text:s/></text:span><text:span text:style-name="T9_37">they</text:span><text:span text:style-name="T9_38"><text:s/></text:span><text:span text:style-name="T9_39">will</text:span><text:span text:style-name="T9_40"><text:s/></text:span><text:span text:style-name="T9_41">be</text:span><text:span text:style-name="T9_42"><text:s/></text:span><text:span text:style-name="T9_43">pointed</text:span><text:span text:style-name="T9_44"><text:s/></text:span><text:span text:style-name="T9_45">out</text:span><text:span text:style-name="T9_46"><text:s/></text:span><text:span text:style-name="T9_47">as</text:span><text:span text:style-name="T9_48"><text:s/></text:span><text:span text:style-name="T9_49">such</text:span><text:span text:style-name="T9_50">.<text:s/></text:span><text:span text:style-name="T9_51">While</text:span><text:span text:style-name="T9_52"><text:s/></text:span><text:span text:style-name="T9_53">not</text:span><text:span text:style-name="T9_54"><text:s/></text:span><text:span text:style-name="T9_55">all</text:span><text:span text:style-name="T9_56"><text:s/></text:span><text:span text:style-name="T9_57">of</text:span><text:span text:style-name="T9_58"><text:s/></text:span><text:span text:style-name="T9_59">the</text:span><text:span text:style-name="T9_60"><text:s/></text:span><text:span text:style-name="T9_61">new</text:span><text:span text:style-name="T9_62"><text:s/></text:span><text:span text:style-name="T9_63">features</text:span><text:span text:style-name="T9_64"><text:s/></text:span><text:span text:style-name="T9_65">are</text:span><text:span text:style-name="T9_66"><text:s/></text:span><text:span text:style-name="T9_67">discussed</text:span><text:span text:style-name="T9_68">,<text:s/></text:span><text:span text:style-name="T9_69">we</text:span><text:span text:style-name="T9_70"><text:s/></text:span><text:span text:style-name="T9_71">will</text:span><text:span text:style-name="T9_72"><text:s/></text:span><text:span text:style-name="T9_73">be</text:span><text:span text:style-name="T9_74"><text:s/></text:span><text:span text:style-name="T9_75">trying</text:span><text:span text:style-name="T9_76"><text:s/></text:span><text:span text:style-name="T9_77">our</text:span><text:span text:style-name="T9_78"><text:s/></text:span><text:span text:style-name="T9_79">best</text:span><text:span text:style-name="T9_80"><text:s/></text:span><text:span text:style-name="T9_81">to</text:span><text:span text:style-name="T9_82"><text:s/></text:span><text:span text:style-name="T9_83">explain</text:span><text:span text:style-name="T9_84"><text:s/></text:span><text:span text:style-name="T9_85">them</text:span><text:span text:style-name="T9_86"><text:s/></text:span><text:span text:style-name="T9_87">as</text:span><text:span text:style-name="T9_88"><text:s/></text:span><text:span text:style-name="T9_89">we</text:span><text:span text:style-name="T9_90"><text:s/></text:span><text:span text:style-name="T9_91">go</text:span><text:span text:style-name="T9_92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